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183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5.469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5.46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46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5.46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5.469cm"/>
    </style:style>
    <style:style style:name="gr8" style:family="graphic" style:parent-style-name="standard">
      <style:graphic-properties svg:stroke-color="#000000" draw:marker-start="Diamond_20_unfilled" draw:marker-start-width="0.529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3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61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6.61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6.612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683cm" svg:height="1.651cm" svg:x="22.082cm" svg:y="1.254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3.683cm" svg:height="1.651cm" svg:x="17.637cm" svg:y="5.318cm">
            <text:p text:style-name="P1">CF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683cm" svg:height="1.651cm" svg:x="22.082cm" svg:y="5.318cm">
            <text:p text:style-name="P1">CT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3.683cm" svg:height="1.651cm" svg:x="26.527cm" svg:y="5.318cm">
            <text:p text:style-name="P1">COO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19.478cm" svg:y1="5.318cm" svg:x2="23.923cm" svg:y2="2.905cm" draw:start-shape="id1" draw:start-glue-point="0" draw:end-shape="id2" draw:end-glue-point="2" svg:d="M19478 5318v-1270h4445v-1143" svg:viewBox="0 0 4446 2414">
            <text:p/>
          </draw:connector>
          <draw:connector draw:style-name="gr2" draw:text-style-name="P1" draw:layer="layout" svg:x1="23.923cm" svg:y1="5.318cm" svg:x2="23.924cm" svg:y2="2.906cm" draw:start-shape="id3" draw:start-glue-point="0" svg:d="M23923 5318v-1457h1v-955" svg:viewBox="0 0 2 2413">
            <text:p/>
          </draw:connector>
          <draw:connector draw:style-name="gr2" draw:text-style-name="P1" draw:layer="layout" draw:line-skew="0.187cm" svg:x1="28.368cm" svg:y1="5.318cm" svg:x2="23.925cm" svg:y2="2.906cm" draw:start-shape="id4" draw:start-glue-point="0" svg:d="M28368 5318v-1270h-4443v-1142" svg:viewBox="0 0 4444 2413">
            <text:p/>
          </draw:connector>
        </draw:g>
        <draw:g>
          <draw:g xml:id="id5" draw:id="id5">
            <draw:custom-shape draw:style-name="gr3" draw:text-style-name="P3" draw:layer="layout" svg:width="5.969cm" svg:height="1.27cm" svg:x="12.811cm" svg:y="12.811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2.811cm" svg:y="14.081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969cm" svg:height="2.413cm" svg:x="12.811cm" svg:y="15.351cm">
              <text:p text:style-name="P4"><text:span text:style-name="T1">+ CalculatePay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 xml:id="id6" draw:id="id6">
            <draw:custom-shape draw:style-name="gr3" draw:text-style-name="P3" draw:layer="layout" svg:width="5.969cm" svg:height="1.27cm" svg:x="22.971cm" svg:y="13.573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2.971cm" svg:y="14.843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2.971cm" svg:y="16.36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8.78cm" svg:y1="15.287cm" svg:x2="22.971cm" svg:y2="15.287cm" draw:start-shape="id5" draw:start-glue-point="1" draw:end-shape="id6" svg:d="M18780 15287h4191" svg:viewBox="0 0 4192 1">
            <text:p/>
          </draw:connector>
          <draw:frame draw:style-name="gr9" draw:text-style-name="P6" draw:layer="layout" svg:width="1.27cm" svg:height="0.763cm" svg:x="21.666cm" svg:y="14.335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0.104cm" svg:y="15.351cm">
            <draw:text-box>
              <text:p><text:span text:style-name="T1">+ WorkLogs</text:span></text:p>
            </draw:text-box>
          </draw:frame>
        </draw:g>
        <draw:g>
          <draw:custom-shape draw:style-name="gr3" draw:text-style-name="P3" draw:layer="layout" svg:width="5.969cm" svg:height="1.27cm" svg:x="33.639cm" svg:y="11.668cm">
            <text:p text:style-name="P1"><text:span text:style-name="T1">Employe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969cm" svg:height="1.277cm" svg:x="33.639cm" svg:y="12.938cm">
            <text:p text:style-name="P4"><text:span text:style-name="T1">+ Name: string</text:span></text:p>
            <text:p text:style-name="P4"><text:span text:style-name="T1">+ HourlyRate: dou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969cm" svg:height="2.413cm" svg:x="33.639cm" svg:y="14.208cm">
            <text:p text:style-name="P4"><text:span text:style-name="T1">+ CalculatePay(): double</text:span></text:p>
            <text:p text:style-name="P4"><text:span text:style-name="T1">+ Save(): void</text:span></text:p>
            <text:p text:style-name="P4"><text:span text:style-name="T1">+ ReportHours(): stri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3" draw:layer="layout" svg:width="7.112cm" svg:height="1.27cm" svg:x="33.004cm" svg:y="18.145cm">
            <text:p text:style-name="P1"><text:span text:style-name="T1">Departmen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7.112cm" svg:height="1.277cm" svg:x="33.004cm" svg:y="19.415cm">
            <text:p text:style-name="P4"><text:span text:style-name="T1">+ Name: string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112cm" svg:height="2.413cm" svg:x="33.004cm" svg:y="20.685cm">
            <text:p text:style-name="P4"><text:span text:style-name="T1">+ CalculateWageCosts(): double</text:span></text:p>
            <text:p text:style-name="P4"><text:span text:style-name="T1">+ Save(): void</text:span></text:p>
            <text:p text:style-name="P4"><text:span text:style-name="T1">+ ReportHours(): string</text:span></text:p>
            <draw:enhanced-geometry svg:viewBox="0 0 21600 21600" draw:type="rectangle" draw:enhanced-path="M 0 0 L 21600 0 21600 21600 0 21600 0 0 Z N"/>
          </draw:custom-shape>
        </draw:g>
        <draw:g>
          <draw:g xml:id="id7" draw:id="id7">
            <draw:custom-shape draw:style-name="gr3" draw:text-style-name="P3" draw:layer="layout" svg:width="5.969cm" svg:height="1.27cm" svg:x="14.411cm" svg:y="19.288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4.411cm" svg:y="20.558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969cm" svg:height="2.413cm" svg:x="14.411cm" svg:y="21.828cm">
              <text:p text:style-name="P4"><text:span text:style-name="T1">+ CalculatePay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3" draw:text-style-name="P3" draw:layer="layout" svg:width="5.969cm" svg:height="1.27cm" svg:x="24.571cm" svg:y="20.05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4.571cm" svg:y="21.32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4.571cm" svg:y="22.84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0.38cm" svg:y1="21.764cm" svg:x2="24.571cm" svg:y2="21.764cm" draw:start-shape="id7" draw:start-glue-point="1" draw:end-shape="id8" svg:d="M20380 21764h4191" svg:viewBox="0 0 4192 1">
            <text:p/>
          </draw:connector>
          <draw:frame draw:style-name="gr9" draw:text-style-name="P6" draw:layer="layout" svg:width="1.27cm" svg:height="0.763cm" svg:x="23.266cm" svg:y="20.812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1.704cm" svg:y="21.828cm">
            <draw:text-box>
              <text:p><text:span text:style-name="T1">+ WorkLogs</text:span></text:p>
            </draw:text-box>
          </draw:frame>
          <draw:g xml:id="id9" draw:id="id9">
            <draw:custom-shape draw:style-name="gr11" draw:text-style-name="P3" draw:layer="layout" svg:width="7.112cm" svg:height="1.27cm" svg:x="2.989cm" svg:y="19.288cm">
              <text:p text:style-name="P1"><text:span text:style-name="T1">Department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12cm" svg:height="1.277cm" svg:x="2.989cm" svg:y="20.558cm">
              <text:p text:style-name="P4"><text:span text:style-name="T1">+ Name: string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7.112cm" svg:height="2.413cm" svg:x="2.989cm" svg:y="21.828cm">
              <text:p text:style-name="P4"><text:span text:style-name="T1">+ CalculateWageCosts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0.101cm" svg:y1="21.764cm" svg:x2="14.411cm" svg:y2="21.764cm" draw:start-shape="id9" draw:end-shape="id7" draw:end-glue-point="3" svg:d="M10101 21764h4310" svg:viewBox="0 0 4311 1">
            <text:p/>
          </draw:connector>
          <draw:frame draw:style-name="gr9" draw:text-style-name="P6" draw:layer="layout" svg:width="1.27cm" svg:height="0.763cm" svg:x="13.266cm" svg:y="20.813cm">
            <draw:text-box>
              <text:p><text:span text:style-name="T1">0..*</text:span></text:p>
            </draw:text-box>
          </draw:frame>
          <draw:frame draw:style-name="gr14" draw:text-style-name="P6" draw:layer="layout" svg:width="3.165cm" svg:height="1.275cm" svg:x="11.287cm" svg:y="21.828cm">
            <draw:text-box>
              <text:p><text:span text:style-name="T1">+ Employe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47:28.739791083</meta:creation-date>
    <dc:date>2019-04-25T14:34:04.370000000</dc:date>
    <meta:editing-duration>PT1H57M38S</meta:editing-duration>
    <meta:editing-cycles>51</meta:editing-cycles>
    <meta:generator>LibreOffice/6.2.2.2$Windows_X86_64 LibreOffice_project/2b840030fec2aae0fd2658d8d4f9548af4e3518d</meta:generator>
    <meta:document-statistic meta:object-count="47"/>
  </office:meta>
</office:document-meta>
</file>